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1st We Take Manhattan…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4" office:value-type="string" calcext:value-type="string">
            <text:p>All in All You’re Just ’Nother ₧ in the Wall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table:style-name="ce14" office:value-type="string" calcext:value-type="string">
            <text:p>Smoking Tree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table:style-name="ce15" office:value-type="string" calcext:value-type="string">
            <text:p>Mt. Rooster</text:p>
          </table:table-cell>
          <table:table-cell table:style-name="ce14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table:style-name="ce15"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Paranormal Reading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table:style-name="ce14"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e Mad Hatta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/>
          <table:table-cell office:value-type="string" calcext:value-type="string">
            <text:p>Black Chaos in the Hour o’ Steel</text:p>
          </table:table-cell>
          <table:table-cell office:value-type="string" calcext:value-type="string">
            <text:p>Paranoid Androids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8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3:56:11.899682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3-16T00:48:02.129992262</dc:date>
    <meta:editing-duration>P12DT14H53M20S</meta:editing-duration>
    <meta:editing-cycles>304</meta:editing-cycles>
    <meta:generator>LibreOffice/6.4.6.2$Linux_X86_64 LibreOffice_project/40$Build-2</meta:generator>
    <meta:document-statistic meta:table-count="2" meta:cell-count="155" meta:object-count="0"/>
  </office:meta>
</office:document-meta>
</file>